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ORA_Xind, &#9;// 0x01" calcext:value-type="string">
            <text:p>do_ORA_Xind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ORA_zpg, &#9;// 0x05" calcext:value-type="string">
            <text:p>do_ORA_zpg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ORA_imm, &#9;// 0x09" calcext:value-type="string">
            <text:p>do_ORA_imm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ORA_abs, &#9;// 0x0D" calcext:value-type="string">
            <text:p>do_ORA_abs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ORA_indY, &#9;// 0x11" calcext:value-type="string">
            <text:p>do_ORA_indY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ORA_zpgX, &#9;// 0x15" calcext:value-type="string">
            <text:p>do_ORA_zpgX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ORA_absY, &#9;// 0x19" calcext:value-type="string">
            <text:p>do_ORA_absY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ORA_absX, &#9;// 0x1D" calcext:value-type="string">
            <text:p>do_ORA_absX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JSR_abs, &#9;// 0x20" calcext:value-type="string">
            <text:p>do_JSR_abs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AND_Xind, &#9;// 0x21" calcext:value-type="string">
            <text:p>do_AND_Xind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AND_zpg, &#9;// 0x25" calcext:value-type="string">
            <text:p>do_AND_zpg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AND_imm, &#9;// 0x29" calcext:value-type="string">
            <text:p>do_AND_imm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AND_abs, &#9;// 0x2D" calcext:value-type="string">
            <text:p>do_AND_abs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AND_indY, &#9;// 0x31" calcext:value-type="string">
            <text:p>do_AND_indY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AND_zpgX, &#9;// 0x35" calcext:value-type="string">
            <text:p>do_AND_zpgX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AND_absY, &#9;// 0x39" calcext:value-type="string">
            <text:p>do_AND_absY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AND_absX, &#9;// 0x3D" calcext:value-type="string">
            <text:p>do_AND_absX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RTI_impl, &#9;// 0x40" calcext:value-type="string">
            <text:p>do_RTI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impl, &#9;// 0x48" calcext:value-type="string">
            <text:p>do_PHA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CLI_impl, &#9;// 0x58" calcext:value-type="string">
            <text:p>do_CLI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RTS_impl, &#9;// 0x60" calcext:value-type="string">
            <text:p>do_RTS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SEI_impl, &#9;// 0x78" calcext:value-type="string">
            <text:p>do_SEI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CMP_Xind, &#9;// 0xC1" calcext:value-type="string">
            <text:p>do_CMP_Xind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CPY_zpg, &#9;// 0xC4" calcext:value-type="string">
            <text:p>do_CPY_zpg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CMP_zpg, &#9;// 0xC5" calcext:value-type="string">
            <text:p>do_CMP_zpg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DEC_zpg, &#9;// 0xC6" calcext:value-type="string">
            <text:p>do_DEC_zpg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CPY_abs, &#9;// 0xCC" calcext:value-type="string">
            <text:p>do_CPY_abs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CMP_abs, &#9;// 0xCD" calcext:value-type="string">
            <text:p>do_CMP_abs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DEC_abs, &#9;// 0xCE" calcext:value-type="string">
            <text:p>do_DEC_abs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CMP_indY, &#9;// 0xD1" calcext:value-type="string">
            <text:p>do_CMP_indY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CMP_zpgX, &#9;// 0xD5" calcext:value-type="string">
            <text:p>do_CMP_zpgX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DEC_zpgX, &#9;// 0xD6" calcext:value-type="string">
            <text:p>do_DEC_zpgX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CMP_absY, &#9;// 0xD9" calcext:value-type="string">
            <text:p>do_CMP_absY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CMP_absX, &#9;// 0xDD" calcext:value-type="string">
            <text:p>do_CMP_absX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DEC_absX, &#9;// 0xDE" calcext:value-type="string">
            <text:p>do_DEC_absX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CPX_zpg, &#9;// 0xE4" calcext:value-type="string">
            <text:p>do_CPX_zpg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CPX_abs, &#9;// 0xEC" calcext:value-type="string">
            <text:p>do_CPX_abs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1" office:value-type="string" calcext:value-type="string">
            <text:p>lDA (ind</text:p>
          </table:table-cell>
          <table:table-cell table:style-name="ce11" table:number-columns-repeated="2"/>
          <table:table-cell table:style-name="ce11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1" office:value-type="string" calcext:value-type="string">
            <text:p>PHP</text:p>
          </table:table-cell>
          <table:table-cell table:style-name="ce11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1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1" office:value-type="string" calcext:value-type="string">
            <text:p>ORA (ind),Y</text:p>
          </table:table-cell>
          <table:table-cell table:style-name="ce11" table:number-columns-repeated="2"/>
          <table:table-cell table:style-name="ce11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1" office:value-type="string" calcext:value-type="string">
            <text:p>ORA abs,Y</text:p>
          </table:table-cell>
          <table:table-cell table:style-name="ce11" table:number-columns-repeated="2"/>
          <table:table-cell table:style-name="ce11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SR abs</text:p>
          </table:table-cell>
          <table:table-cell table:style-name="ce11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1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1" office:value-type="string" calcext:value-type="string">
            <text:p>PLP</text:p>
          </table:table-cell>
          <table:table-cell table:style-name="ce11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1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1" office:value-type="string" calcext:value-type="string">
            <text:p>AND (ind),Y</text:p>
          </table:table-cell>
          <table:table-cell table:style-name="ce11" table:number-columns-repeated="2"/>
          <table:table-cell table:style-name="ce11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1" office:value-type="string" calcext:value-type="string">
            <text:p>AND abs,Y</text:p>
          </table:table-cell>
          <table:table-cell table:style-name="ce11" table:number-columns-repeated="2"/>
          <table:table-cell table:style-name="ce11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1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1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1" office:value-type="string" calcext:value-type="string">
            <text:p>CMP (ind,X)</text:p>
          </table:table-cell>
          <table:table-cell table:style-name="ce11"/>
          <table:table-cell table:style-name="ce11" office:value-type="string" calcext:value-type="string">
            <text:p>CPY zpg</text:p>
          </table:table-cell>
          <table:table-cell table:style-name="ce11" office:value-type="string" calcext:value-type="string">
            <text:p>CMP zpg</text:p>
          </table:table-cell>
          <table:table-cell table:style-name="ce11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1" office:value-type="string" calcext:value-type="string">
            <text:p>CPY abs</text:p>
          </table:table-cell>
          <table:table-cell table:style-name="ce11" office:value-type="string" calcext:value-type="string">
            <text:p>CMP abs</text:p>
          </table:table-cell>
          <table:table-cell table:style-name="ce11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1" office:value-type="string" calcext:value-type="string">
            <text:p>CMP (ind),Y</text:p>
          </table:table-cell>
          <table:table-cell table:style-name="ce11" table:number-columns-repeated="2"/>
          <table:table-cell table:style-name="ce11" office:value-type="string" calcext:value-type="string">
            <text:p>CMP zpg,X</text:p>
          </table:table-cell>
          <table:table-cell table:style-name="ce11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1" office:value-type="string" calcext:value-type="string">
            <text:p>CMP abs,Y</text:p>
          </table:table-cell>
          <table:table-cell table:style-name="ce11" table:number-columns-repeated="2"/>
          <table:table-cell table:style-name="ce11" office:value-type="string" calcext:value-type="string">
            <text:p>CMP abs,X</text:p>
          </table:table-cell>
          <table:table-cell table:style-name="ce11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1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1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1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1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1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1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23:15:54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22T16:56:52.601000000</dc:date>
    <meta:editing-duration>P79DT11H9M57S</meta:editing-duration>
    <meta:editing-cycles>64</meta:editing-cycles>
    <meta:generator>LibreOffice/7.5.4.2$Windows_X86_64 LibreOffice_project/36ccfdc35048b057fd9854c757a8b67ec53977b6</meta:generator>
    <meta:document-statistic meta:table-count="3" meta:cell-count="1446" meta:object-count="0"/>
  </office:meta>
</office:document-meta>
</file>